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30000038C76956B9FE5A277C6.png" manifest:media-type="image/png"/>
  <manifest:file-entry manifest:full-path="Pictures/100002010000040000000300DA5B636A21E522A0.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graphic-properties draw:stroke="none" draw:fill="none" draw:fill-color="#ffffff" draw:auto-grow-height="true" fo:min-height="13.114cm"/>
    </style:style>
    <style:style style:name="gr10" style:family="graphic" style:parent-style-name="standard" style:list-style-name="L1">
      <style:graphic-properties draw:stroke="none" draw:fill="none" draw:fill-color="#ffffff" draw:textarea-vertical-align="middle" draw:auto-grow-height="true" fo:min-height="2.379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gr13" style:family="graphic" style:parent-style-name="standard" style:list-style-name="L1">
      <style:graphic-properties draw:stroke="none" draw:fill="none" draw:fill-color="#ffffff" draw:textarea-vertical-align="middle" draw:auto-grow-height="true" fo:min-height="2.379cm"/>
    </style:style>
    <style:style style:name="gr14" style:family="graphic" style:parent-style-name="standard" style:list-style-name="L1">
      <style:graphic-properties draw:stroke="none" draw:fill="none" draw:fill-color="#ffffff" draw:textarea-vertical-align="middle" draw:auto-grow-height="true" fo:min-height="2.379cm"/>
    </style:style>
    <style:style style:name="gr15" style:family="graphic" style:parent-style-name="standard" style:list-style-name="L1">
      <style:graphic-properties draw:stroke="none" draw:fill="none" draw:fill-color="#ffffff" draw:textarea-vertical-align="middle" draw:auto-grow-height="true" fo:min-height="2.379cm"/>
    </style:style>
    <style:style style:name="gr16" style:family="graphic" style:parent-style-name="standard" style:list-style-name="L1">
      <style:graphic-properties draw:stroke="none" draw:fill="none" draw:fill-color="#ffffff" draw:textarea-vertical-align="middle" draw:auto-grow-height="true" fo:min-height="2.379cm"/>
    </style:style>
    <style:style style:name="gr17" style:family="graphic" style:parent-style-name="standard" style:list-style-name="L1">
      <style:graphic-properties draw:stroke="none" draw:fill="none" draw:fill-color="#ffffff" draw:textarea-vertical-align="middle" draw:auto-grow-height="true" fo:min-height="2.379cm"/>
    </style:style>
    <style:style style:name="gr18" style:family="graphic" style:parent-style-name="standard" style:list-style-name="L1">
      <style:graphic-properties draw:stroke="none" draw:fill="none" draw:fill-color="#ffffff" draw:textarea-vertical-align="middle" draw:auto-grow-height="true" fo:min-height="2.379cm"/>
    </style:style>
    <style:style style:name="gr19" style:family="graphic" style:parent-style-name="standard" style:list-style-name="L1">
      <style:graphic-properties draw:stroke="none" draw:fill="none" draw:fill-color="#ffffff" draw:textarea-vertical-align="middle" draw:auto-grow-height="true" fo:min-height="2.379cm"/>
    </style:style>
    <style:style style:name="gr20" style:family="graphic" style:parent-style-name="standard" style:list-style-name="L1">
      <style:graphic-properties draw:stroke="none" draw:fill="none" draw:fill-color="#ffffff" draw:textarea-vertical-align="middle" draw:auto-grow-height="true" fo:min-height="2.379cm"/>
    </style:style>
    <style:style style:name="gr21" style:family="graphic" style:parent-style-name="standard" style:list-style-name="L1">
      <style:graphic-properties draw:stroke="none" draw:fill="none" draw:fill-color="#ffffff" draw:textarea-vertical-align="middle" draw:auto-grow-height="true" fo:min-height="2.379cm"/>
    </style:style>
    <style:style style:name="gr22" style:family="graphic" style:parent-style-name="standard" style:list-style-name="L1">
      <style:graphic-properties draw:stroke="none" draw:fill="none" draw:fill-color="#ffffff" draw:textarea-vertical-align="middle" draw:auto-grow-height="true" fo:min-height="2.379cm"/>
    </style:style>
    <style:style style:name="gr23" style:family="graphic" style:parent-style-name="standard" style:list-style-name="L1">
      <style:graphic-properties draw:stroke="none" draw:fill="none" draw:fill-color="#ffffff" draw:textarea-vertical-align="middle" draw:auto-grow-height="true" fo:min-height="2.379cm"/>
    </style:style>
    <style:style style:name="gr24" style:family="graphic" style:parent-style-name="standard" style:list-style-name="L1">
      <style:graphic-properties draw:stroke="none" draw:fill="none" draw:fill-color="#ffffff" draw:textarea-vertical-align="middle" draw:auto-grow-height="true" fo:min-height="2.379cm"/>
    </style:style>
    <style:style style:name="gr25" style:family="graphic" style:parent-style-name="standard" style:list-style-name="L1">
      <style:graphic-properties draw:stroke="none" draw:fill="none" draw:fill-color="#ffffff" draw:textarea-vertical-align="middle" draw:auto-grow-height="true" fo:min-height="2.379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draw:auto-grow-height="true" fo:min-height="2.795cm"/>
    </style:style>
    <style:style style:name="pr11" style:family="presentation" style:parent-style-name="Default_20_1-notes">
      <style:graphic-properties draw:fill-color="#ffffff" draw:auto-grow-height="true" fo:min-height="14.954cm"/>
    </style:style>
    <style:style style:name="pr12" style:family="presentation" style:parent-style-name="Default-title">
      <style:graphic-properties draw:auto-grow-height="true" fo:min-height="10.003cm"/>
    </style:style>
    <style:style style:name="pr13" style:family="presentation" style:parent-style-name="Default_20_3-title">
      <style:graphic-properties draw:auto-grow-height="true" fo:min-height="7.512cm"/>
    </style:style>
    <style:style style:name="pr14" style:family="presentation" style:parent-style-name="Default_20_3-subtitle">
      <style:graphic-properties draw:fill-color="#ffffff" draw:auto-grow-height="true" fo:min-height="3.964cm"/>
    </style:style>
    <style:style style:name="pr15" style:family="presentation" style:parent-style-name="Default_20_3-notes">
      <style:graphic-properties draw:fill-color="#ffffff" draw:auto-grow-height="true" fo:min-height="13.364cm"/>
    </style:style>
    <style:style style:name="pr16"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fo:language="cs" fo:country="CZ" style:font-size-asian="18pt" style:font-size-complex="18pt"/>
    </style:style>
    <style:style style:name="P3" style:family="paragraph">
      <style:text-properties fo:language="cs" fo:country="CZ"/>
    </style:style>
    <style:style style:name="P4" style:family="paragraph">
      <loext:graphic-properties draw:fill-color="#ffffff"/>
      <style:text-properties fo:language="cs" fo:country="CZ"/>
    </style:style>
    <style:style style:name="P5" style:family="paragraph">
      <style:paragraph-properties fo:text-align="start"/>
      <style:text-properties fo:color="#000000" style:font-name="Source Sans Pro Semibold" fo:font-size="34pt" fo:language="cs" fo:country="CZ" style:font-size-asian="34pt" style:font-size-complex="34pt"/>
    </style:style>
    <style:style style:name="P6" style:family="paragraph">
      <style:text-properties style:font-name="Source Sans Pro1" fo:language="cs" fo:country="CZ"/>
    </style:style>
    <style:style style:name="P7"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 fo:font-size="34pt" fo:language="cs" fo:country="CZ"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8" style:family="paragraph">
      <style:text-properties style:font-name="Source Sans Pro1" fo:language="cs" fo:country="CZ" fo:font-weight="normal" style:font-weight-asian="normal" style:font-weight-complex="normal"/>
    </style:style>
    <style:style style:name="P9" style:family="paragraph">
      <loext:graphic-properties draw:fill-color="#ffffff"/>
      <style:text-properties fo:font-size="20pt" fo:language="cs" fo:country="CZ"/>
    </style:style>
    <style:style style:name="P10"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cs" fo:country="CZ"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1" style:family="paragraph">
      <style:text-properties fo:font-size="26pt" style:font-size-asian="26pt" style:font-size-complex="26pt"/>
    </style:style>
    <style:style style:name="P12" style:family="paragraph">
      <style:text-properties style:font-name="Source Sans Pro1" fo:font-size="26pt" fo:language="cs" fo:country="CZ" style:font-size-asian="26pt" style:font-size-complex="26pt"/>
    </style:style>
    <style:style style:name="P13" style:family="paragraph">
      <style:text-properties fo:font-size="20pt"/>
    </style:style>
    <style:style style:name="P14" style:family="paragraph">
      <style:paragraph-properties fo:text-align="center"/>
    </style:style>
    <style:style style:name="P15" style:family="paragraph">
      <loext:graphic-properties draw:fill-color="#ffffff"/>
      <style:paragraph-properties fo:text-align="center"/>
      <style:text-properties fo:color="#111111" style:font-name="Source Sans Pro Semibold" fo:font-size="18pt" fo:language="cs" fo:country="CZ" style:font-size-asian="18pt" style:font-size-complex="18pt"/>
    </style:style>
    <style:style style:name="T1" style:family="text">
      <style:text-properties fo:color="#ffffff" style:font-name="Source Sans Pro Semibold" fo:font-size="18pt" fo:language="cs" fo:country="CZ" style:font-size-asian="18pt" style:font-size-complex="18pt"/>
    </style:style>
    <style:style style:name="T2" style:family="text">
      <style:text-properties fo:color="#ffffff" style:font-name="Source Sans Pro Semibold" fo:font-size="16pt" fo:language="cs" fo:country="CZ" style:font-size-asian="16pt" style:font-size-complex="16pt"/>
    </style:style>
    <style:style style:name="T3" style:family="text">
      <style:text-properties fo:language="cs" fo:country="CZ"/>
    </style:style>
    <style:style style:name="T4" style:family="text">
      <style:text-properties style:font-name="Source Sans Pro1" fo:font-size="24pt" fo:language="cs" fo:country="CZ" style:font-size-asian="24pt" style:font-size-complex="24pt"/>
    </style:style>
    <style:style style:name="T5" style:family="text">
      <style:text-properties fo:language="cs" fo:country="CZ" fo:font-weight="bold" style:font-weight-asian="bold" style:font-weight-complex="bold"/>
    </style:style>
    <style:style style:name="T6" style:family="text">
      <style:text-properties fo:language="cs" fo:country="CZ" fo:font-weight="normal" style:font-weight-asian="normal" style:font-weight-complex="normal"/>
    </style:style>
    <style:style style:name="T7" style:family="text">
      <style:text-properties fo:color="#808080" fo:language="cs" fo:country="CZ"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808080"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color="#808080" fo:language="cs" fo:country="CZ"/>
    </style:style>
    <style:style style:name="T12" style:family="text">
      <style:text-properties fo:color="#000000" fo:language="cs" fo:country="CZ"/>
    </style:style>
    <style:style style:name="T13" style:family="text">
      <style:text-properties fo:color="#000000" fo:font-size="16pt" fo:language="cs" fo:country="CZ" style:font-size-asian="16pt" style:font-size-complex="16pt"/>
    </style:style>
    <style:style style:name="T14" style:family="text">
      <style:text-properties fo:color="#111111" fo:font-size="16pt" fo:language="cs" fo:country="CZ" style:font-size-asian="16pt" style:font-size-complex="16pt"/>
    </style:style>
    <style:style style:name="T15" style:family="text">
      <style:text-properties fo:color="#808080"/>
    </style:style>
    <style:style style:name="T16" style:family="text">
      <style:text-properties fo:font-size="20pt" fo:language="cs" fo:country="CZ"/>
    </style:style>
    <style:style style:name="T17" style:family="text">
      <style:text-properties fo:font-style="italic" style:font-style-asian="italic" style:font-style-complex="italic"/>
    </style:style>
    <style:style style:name="T18" style:family="text">
      <style:text-properties fo:font-size="20pt" style:font-size-asian="20pt" style:font-size-complex="20pt"/>
    </style:style>
    <style:style style:name="T19" style:family="text">
      <style:text-properties fo:font-size="26pt" style:font-size-asian="26pt" style:font-size-complex="26pt"/>
    </style:style>
    <style:style style:name="T20" style:family="text">
      <style:text-properties fo:color="#808080" fo:font-size="26pt" style:font-size-asian="26pt" style:font-size-complex="26pt"/>
    </style:style>
    <style:style style:name="T21" style:family="text">
      <style:text-properties fo:font-size="16pt" style:font-size-asian="16pt" style:font-size-complex="16pt"/>
    </style:style>
    <style:style style:name="T22" style:family="text">
      <style:text-properties fo:color="#999999"/>
    </style:style>
    <style:style style:name="T23" style:family="text">
      <style:text-properties fo:color="#808080" fo:font-size="26pt" fo:background-color="transparent" style:font-size-asian="26pt" style:font-size-complex="26pt"/>
    </style:style>
    <style:style style:name="T24" style:family="text">
      <style:text-properties fo:font-size="26pt" fo:font-weight="normal" style:font-size-asian="26pt" style:font-weight-asian="normal" style:font-size-complex="26pt" style:font-weight-complex="normal"/>
    </style:style>
    <style:style style:name="T25" style:family="text">
      <style:text-properties fo:font-size="22pt" fo:font-style="italic" style:font-size-asian="22pt" style:font-style-asian="italic" style:font-size-complex="22pt" style:font-style-complex="italic"/>
    </style:style>
    <style:style style:name="T26" style:family="text">
      <style:text-properties style:use-window-font-color="true"/>
    </style:style>
    <style:style style:name="T27" style:family="text">
      <style:text-properties fo:font-size="18pt" fo:font-style="italic" style:font-size-asian="18pt" style:font-style-asian="italic" style:font-size-complex="18pt" style:font-style-complex="italic"/>
    </style:style>
    <style:style style:name="T28" style:family="text">
      <style:text-properties fo:font-weight="bold" style:font-weight-asian="bold" style:font-weight-complex="bold"/>
    </style:style>
    <style:style style:name="T29" style:family="text">
      <style:text-properties fo:font-size="48pt" fo:font-weight="normal" style:font-size-asian="48pt" style:font-weight-asian="normal" style:font-size-complex="48pt" style:font-weight-complex="normal"/>
    </style:style>
    <style:style style:name="T30" style:family="text">
      <style:text-properties fo:font-style="normal" style:font-style-asian="normal" style:font-style-complex="normal"/>
    </style:style>
    <style:style style:name="T31" style:family="text">
      <style:text-properties fo:color="#ce181e" fo:font-weight="bold" style:font-weight-asian="bold" style:font-weight-complex="bold"/>
    </style:style>
    <style:style style:name="T32" style:family="text">
      <style:text-properties style:font-name="Source Sans Pro1" fo:font-size="36pt" fo:language="cs" fo:country="CZ" style:font-size-asian="36pt" style:font-size-complex="36pt"/>
    </style:style>
    <style:style style:name="T33" style:family="text">
      <style:text-properties style:font-name="Source Sans Pro1" fo:font-size="12pt" fo:language="cs" fo:country="CZ" style:font-size-asian="12pt" style:font-size-complex="12pt"/>
    </style:style>
    <style:style style:name="T34" style:family="text">
      <style:text-properties style:font-name="Source Sans Pro1" fo:font-size="16pt" fo:language="cs" fo:country="CZ" style:font-size-asian="16pt" style:font-size-complex="16pt"/>
    </style:style>
    <style:style style:name="T35" style:family="text">
      <style:text-properties fo:color="#111111" style:font-name="Source Sans Pro Semibold" fo:font-size="18pt" fo:language="cs" fo:country="CZ" style:font-size-asian="18pt" style:font-size-complex="18pt"/>
    </style:style>
    <style:style style:name="T36" style:family="text">
      <style:text-properties fo:color="#111111" style:font-name="Source Sans Pro Semibold"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19.211cm" svg:height="5.495cm" svg:x="1.4cm" svg:y="3.717cm" presentation:class="title" presentation:user-transformed="true">
          <draw:text-box>
            <text:p><text:span text:style-name="T3">AppArmor</text:span><text:span text:style-name="T3"><text:line-break/></text:span><text:span text:style-name="T4">Co to je, k čemu slouží a jak jej používat. </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Co to AppArmor je a obecné informace</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Co to je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5">Wiki definice</text:span></text:p>
                <text:p><text:span text:style-name="T3">AppArmor je rozšíření jádra Linuxu o mandatorní </text:span><text:span text:style-name="T3">řízení přístupu sloužící ke zvýšení počítačové </text:span><text:span text:style-name="T3">bezpečnosti. </text:span></text:p>
                <text:p><text:span text:style-name="T3">AppArmor umožňuje definovat oprávnění k </text:span><text:span text:style-name="T3">provedení určité operace na úrovni jednotlivých </text:span><text:span text:style-name="T3">procesů v závislosti na umístění spustitelného </text:span><text:span text:style-name="T3">souboru tím, že na kritická místa jádra umisťuje </text:span><text:span text:style-name="T3">volání svých kontrolních rutin. Tím dochází ke </text:span><text:span text:style-name="T3">zvýšení režie systému, avšak je možné zabránit </text:span><text:span text:style-name="T3">programu, aby provedl potenciálně nebezpečnou </text:span><text:span text:style-name="T3">akci, která může vést k narušení bezpečnosti </text:span><text:span text:style-name="T3">(včetně elevace oprávnění).</text:span></text:p>
                <text:p><text:span text:style-name="T3"/></text:p>
              </text:list-item>
            </text:list>
          </draw:text-box>
        </draw:frame>
        <draw:frame draw:style-name="gr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draw:text-box>
              <text:p><text:span text:style-name="T3">[//MAC]: # "Mandatory acces control - Bezpečnostní metoda, která explicitně definuje politiku, co vše je povoleno.</text:span></text:p>
              <text:p><text:span text:style-name="T3">V případě Apparmoru: Aplikace může dělat pouze to co je povoleno v profilu"</text:span></text:p>
            </draw:text-box>
          </draw:frame>
        </presentation:notes>
      </draw:page>
      <draw:page draw:name="page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Obecné informace</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6">open source</text:span></text:p>
              </text:list-item>
              <text:list-item>
                <text:p><text:span text:style-name="T7">LSM</text:span><text:span text:style-name="T6"> v linuxovém jádře od verze 2.6.36 (Říjen 2010)</text:span></text:p>
              </text:list-item>
              <text:list-item>
                <text:p><text:span text:style-name="T7">proaktivní ochrana systému</text:span><text:span text:style-name="T6"> a aplikací </text:span></text:p>
                <text:p><text:span text:style-name="T6">(interní, externí a dokonce i </text:span><text:span text:style-name="T7">zero-day</text:span><text:span text:style-name="T6"> útoky)</text:span></text:p>
              </text:list-item>
              <text:list-item>
                <text:p><text:span text:style-name="T6">uplatňování politik(soubor pravidel) se provádí přes </text:span><text:span text:style-name="T6">profily, které definují jaká má aplikace oprávnění</text:span></text:p>
                <text:p><text:span text:style-name="T6">(přístupy k adresářům, socketům či síťi)</text:span></text:p>
              </text:list-item>
              <text:list-item>
                <text:p><text:span text:style-name="T6">nejpoužívanější </text:span><text:span text:style-name="T7">profily</text:span><text:span text:style-name="T6"> jsou obsažené v </text:span><text:span text:style-name="T6">distribučních kanálech</text:span></text:p>
              </text:list-item>
            </text:list>
          </draw:text-box>
        </draw:frame>
        <draw:frame draw:style-name="gr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 presentation:class="page"/>
          <draw:frame presentation:style-name="pr9" draw:text-style-name="P4" draw:layer="layout" svg:width="16.799cm" svg:height="13.364cm" svg:x="2.1cm" svg:y="14.107cm" presentation:class="notes">
            <draw:text-box>
              <text:p><text:span text:style-name="T3">[//LSM]: # "Linux Security Module"</text:span></text:p>
              <text:p><text:span text:style-name="T3">[//ochr]: # "alternativa k SELinux"</text:span></text:p>
              <text:p><text:span text:style-name="T3">[//zeroday]: # "zeroday: vyuziti chyby, ktera zatim nebyla nahlasena"</text:span></text:p>
              <text:p><text:span text:style-name="T3">[//profily]: # "a některé nemusí fungovat out of the box díky rozdílům v distribucích či konfiguracích"</text:span></text:p>
              <text:p><text:span text:style-name="T3"/></text:p>
            </draw:text-box>
          </draw:frame>
        </presentation:notes>
      </draw:page>
      <draw:page draw:name="page5" draw:style-name="dp1" draw:master-page-name="Default_20_2" presentation:presentation-page-layout-name="AL2T1">
        <office:forms form:automatic-focus="false" form:apply-design-mode="false"/>
        <draw:frame presentation:style-name="pr4" draw:text-style-name="P3" draw:layer="layout" svg:width="19.21cm" svg:height="5.908cm" svg:x="1.4cm" svg:y="3.116cm" presentation:class="title" presentation:user-transformed="true">
          <draw:text-box>
            <text:p><text:span text:style-name="T3">K čemu slouží a proč jej používat?</text:span></text:p>
          </draw:text-box>
        </draw:frame>
        <presentation:notes draw:style-name="dp2">
          <draw:page-thumbnail draw:style-name="gr1"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 čemu slouží a proč jej používat?</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8">přidává další vrstvu zabezpečení a tím snižuje </text:span><text:span text:style-name="T8">riziko kompromitace systému, tlumí </text:span><text:span text:style-name="T9">dopady</text:span><text:span text:style-name="T8"> </text:span><text:span text:style-name="T8">úspěšného průniku </text:span></text:p>
              </text:list-item>
              <text:list-item>
                <text:p><text:span text:style-name="T8">ochrana systému před </text:span><text:span text:style-name="T9">zdivočelými</text:span><text:span text:style-name="T8"> aplikacemi </text:span></text:p>
              </text:list-item>
              <text:list-item>
                <text:p><text:span text:style-name="T8">je možné měnit profily za běhu systému</text:span></text:p>
              </text:list-item>
              <text:list-item>
                <text:p><text:span text:style-name="T8">lze zjistit, co "</text:span><text:span text:style-name="T10">dělají"</text:span><text:span text:style-name="T8"> neznámé aplikace, pustíme-li </text:span><text:span text:style-name="T8">je v "</text:span><text:span text:style-name="T10">bezpečném módu</text:span><text:span text:style-name="T8">"</text:span></text:p>
                <text:p><text:span text:style-name="T8"/></text:p>
              </text:list-item>
            </text:list>
          </draw:text-box>
        </draw:frame>
        <draw:frame draw:style-name="gr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6" presentation:class="page"/>
          <draw:frame presentation:style-name="pr9" draw:text-style-name="P4" draw:layer="layout" svg:width="16.799cm" svg:height="13.364cm" svg:x="2.1cm" svg:y="14.107cm" presentation:class="notes">
            <draw:text-box>
              <text:p><text:span text:style-name="T3">[//dopady]: # "moznosti utocnika jsou limitovany tim, kde muze proces zapisovat ci cist"</text:span></text:p>
              <text:p><text:span text:style-name="T3">[//dopady2]: # "bug v aplikaci má taktéž limitované možnosti poškození systému" <text:s text:c="10"/></text:span></text:p>
            </draw:text-box>
          </draw:frame>
        </presentation:notes>
      </draw:page>
      <draw:page draw:name="page7"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de AppArmor najdeme?</text:span><text:span text:style-name="T3"><text:line-break/></text:span><text:span text:style-name="T3"/></text:p>
          </draw:text-box>
        </draw:frame>
        <presentation:notes draw:style-name="dp2">
          <draw:page-thumbnail draw:style-name="gr1" draw:layer="layout" svg:width="19.798cm" svg:height="11.136cm" svg:x="0.6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de AppArmor najdeme?</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3"><text:s/></text:span><text:span text:style-name="T3">lze nalézt v různých distribucích</text:span></text:p>
                <text:list>
                  <text:list-item>
                    <text:p><text:span text:style-name="T3">Debian</text:span></text:p>
                  </text:list-item>
                  <text:list-item>
                    <text:p><text:span text:style-name="T3">Gentoo</text:span></text:p>
                  </text:list-item>
                  <text:list-item>
                    <text:p><text:span text:style-name="T3">(open)SUSE</text:span></text:p>
                  </text:list-item>
                  <text:list-item>
                    <text:p><text:span text:style-name="T3">Ubuntu</text:span></text:p>
                  </text:list-item>
                </text:list>
              </text:list-item>
              <text:list-item>
                <text:p><text:span text:style-name="T3">nejen RPM balíčky a nejen pro (open)SUSE lze </text:span><text:span text:style-name="T3">nalézt/vytvořit na </text:span><text:span text:style-name="T11">openSUSE Build Service</text:span><text:span text:style-name="T12"> </text:span><text:span text:style-name="T13">[https://build.opensuse.org/]</text:span></text:p>
              </text:list-item>
              <text:list-item>
                <text:p><text:span text:style-name="T3">nebo na </text:span><text:span text:style-name="T11">Launchpad.net </text:span><text:span text:style-name="T14">[https://launchpad.net/apparmor/]</text:span></text:p>
                <text:p><text:span text:style-name="T3"/></text:p>
              </text:list-item>
            </text:list>
          </draw:text-box>
        </draw:frame>
        <draw:frame draw:style-name="gr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Rozdíly mezi AppArmor a SELinux</text:span><text:span text:style-name="T3"><text:line-break/></text:span><text:span text:style-name="T3"/></text:p>
          </draw:text-box>
        </draw:frame>
        <presentation:notes draw:style-name="dp2">
          <draw:page-thumbnail draw:style-name="gr1" draw:layer="layout" svg:width="19.798cm" svg:height="11.136cm" svg:x="0.6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Rozdíly mezi AppArmor a SELinux</text:span></text:p>
          </draw:text-box>
        </draw:frame>
        <draw:frame presentation:style-name="pr8" draw:text-style-name="P6" draw:layer="layout" svg:width="25.199cm" svg:height="10.79cm" svg:x="1.4cm" svg:y="3.685cm" presentation:class="outline" presentation:user-transformed="true">
          <draw:text-box>
            <text:list text:style-name="L2">
              <text:list-item>
                <text:p>Pro někoho může být práce s SELinux politikami obtížnější - větší komplexita</text:p>
              </text:list-item>
              <text:list-item>
                <text:p>Apparmor je součástí výchozí instalace např. v distribucích (open)SUSE nebo Ubuntu. SELinux Redhat či CentOS</text:p>
              </text:list-item>
              <text:list-item>
                <text:p>AppArmor pracuje s cestami, SELinux se štítky(labels) a <text:span text:style-name="T15">inodami</text:span></text:p>
              </text:list-item>
              <text:list-item>
                <text:p>AppArmor hledí na aplikace, SELinux na systém jako celek</text:p>
                <text:p/>
              </text:list-item>
            </text:list>
          </draw:text-box>
        </draw:frame>
        <draw:frame draw:style-name="gr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0" presentation:class="page"/>
          <draw:frame presentation:style-name="pr9" draw:text-style-name="P9" draw:layer="layout" svg:width="16.799cm" svg:height="13.364cm" svg:x="2.1cm" svg:y="14.107cm" presentation:class="notes">
            <draw:text-box>
              <text:p><text:span text:style-name="T16">[//inody]: # „napr hardlink odkazuje na stejny soubor, ale cislo inody je jine“</text:span></text:p>
            </draw:text-box>
          </draw:frame>
        </presentation:notes>
      </draw:page>
      <draw:page draw:name="page11"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omponenty a nástroje AppArmor</text:span></text:p>
          </draw:text-box>
        </draw:frame>
        <presentation:notes draw:style-name="dp2">
          <draw:page-thumbnail draw:style-name="gr1" draw:layer="layout" svg:width="19.798cm" svg:height="11.136cm" svg:x="0.6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mponenty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kernelový modul</text:p>
              </text:list-item>
              <text:list-item>
                <text:p>parser</text:p>
              </text:list-item>
              <text:list-item>
                <text:p>ovládací utilitky </text:p>
              </text:list-item>
            </text:list>
          </draw:text-box>
        </draw:frame>
        <draw:frame draw:style-name="gr7"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2" presentation:class="page"/>
          <draw:frame presentation:style-name="pr9" draw:text-style-name="P9" draw:layer="layout" svg:width="16.799cm" svg:height="13.364cm" svg:x="2.1cm" svg:y="14.107cm" presentation:class="notes" presentation:user-transformed="true">
            <draw:text-box>
              <text:p><text:span text:style-name="T16">[//modul]: # „nacten při zavadeni systemu“</text:span></text:p>
              <text:p><text:span text:style-name="T16">[//parser]: # „vklada profily do jadra - /sys/kernel/security/apparmor/“</text:span></text:p>
              <text:p><text:span text:style-name="T16">[//utilitky]: # „slouzi k manipulaci s profily/apparmorem“</text:span></text:p>
            </draw:text-box>
          </draw:frame>
        </presentation:notes>
      </draw:page>
      <draw:page draw:name="page13"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to funguje?</text:span></text:p>
          </draw:text-box>
        </draw:frame>
        <presentation:notes draw:style-name="dp2">
          <draw:page-thumbnail draw:style-name="gr1" draw:layer="layout" svg:width="19.798cm" svg:height="11.136cm" svg:x="0.6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to funguje?</text:span></text:p>
          </draw:text-box>
        </draw:frame>
        <draw:frame presentation:style-name="pr8" draw:text-style-name="P6" draw:layer="layout" svg:width="25.199cm" svg:height="10.79cm" svg:x="1.4cm" svg:y="3.685cm" presentation:class="outline" presentation:user-transformed="true">
          <draw:text-box>
            <text:list text:style-name="L2">
              <text:list-item>
                <text:p>AppArmor načte při startu modul a dostupné profily z /etc/apparmor.d</text:p>
              </text:list-item>
              <text:list-item>
                <text:p>profily se roztřídí dle <text:span text:style-name="T15">módu</text:span>, do kterého patří </text:p>
                <text:list>
                  <text:list-item>
                    <text:p>disabled</text:p>
                  </text:list-item>
                  <text:list-item>
                    <text:p>complain(learning)</text:p>
                  </text:list-item>
                  <text:list-item>
                    <text:p>enforce(confined)</text:p>
                  </text:list-item>
                </text:list>
              </text:list-item>
              <text:list-item>
                <text:p>implicitní <text:span text:style-name="T15">politika</text:span> AppArmor</text:p>
                <text:list>
                  <text:list-item>
                    <text:p>zakazující s "*whitelistem*</text:p>
                  </text:list-item>
                  <text:list-item>
                    <text:p>povolujicí s "*blacklistem*"</text:p>
                  </text:list-item>
                </text:list>
                <text:p/>
              </text:list-item>
            </text:list>
          </draw:text-box>
        </draw:frame>
        <draw:frame draw:style-name="gr8"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4" presentation:class="page"/>
          <draw:frame presentation:style-name="pr9" draw:text-style-name="P9" draw:layer="layout" svg:width="16.799cm" svg:height="13.364cm" svg:x="2.1cm" svg:y="14.107cm" presentation:class="notes" presentation:user-transformed="true">
            <draw:text-box>
              <text:p/>
              <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mody]: # "v hlavicce profilu"</text:span></text:p>
              <text:p><text:span text:style-name="T16">[//mody]: # "v adresari "</text:span></text:p>
              <text:p><text:span text:style-name="T16">[//politika]: # "pokrývá soubor politik celý systém(kazdy proces je omezený), je zakující</text:span></text:p>
              <text:p><text:span text:style-name="T16"><text:s text:c="17"/></text:span><text:span text:style-name="T16">bezne se vsak aplikuje jen na cast-jednotlive procesy</text:span></text:p>
              <text:p><text:span text:style-name="T16"><text:s text:c="17"/></text:span><text:span text:style-name="T16">profily jsou zalozeny na implicitne zakazujici, ackoliv lze uzivat i zakazujici</text:span></text:p>
              <text:p><text:span text:style-name="T16"><text:s text:c="17"/></text:span><text:span text:style-name="T16">nicmne to se pouziva zejmena, kdyz chceme neco explicitne zakazat, ale nechce</text:span></text:p>
              <text:p><text:span text:style-name="T16"><text:s text:c="17"/></text:span><text:span text:style-name="T16">se nam psat celou politiku - zakaz do adresare /home/franta/xxx"</text:span></text:p>
            </draw:text-box>
          </draw:frame>
        </presentation:notes>
      </draw:page>
      <draw:page draw:name="page15"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Určení módu - příklad</text:span></text:p>
          </draw:text-box>
        </draw:frame>
        <draw:frame presentation:style-name="pr8" draw:text-style-name="P6" draw:layer="layout" svg:width="25.199cm" svg:height="10.79cm" svg:x="1.4cm" svg:y="3.685cm" presentation:class="outline" presentation:user-transformed="true">
          <draw:text-box>
            <text:list text:style-name="L2">
              <text:list-item>
                <text:p>z hlavičky profilu „<text:span text:style-name="T17">complain</text:span>“</text:p>
                <text:p><text:span text:style-name="T18">/usr/lib/colord flags=(attach_disconnected,complain)</text:span></text:p>
              </text:list-item>
              <text:list-item>
                <text:p><text:span text:style-name="T19">adresář pro profily v módu „</text:span><text:span text:style-name="T20">disable</text:span><text:span text:style-name="T19">“</text:span><text:span text:style-name="T18"> </text:span></text:p>
                <text:p><text:span text:style-name="T18">/etc/apparmor.d/disable</text:span></text:p>
              </text:list-item>
            </text:list>
          </draw:text-box>
        </draw:frame>
        <draw:frame draw:style-name="gr10"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5" presentation:class="page"/>
          <draw:frame presentation:style-name="pr9" draw:text-style-name="P9" draw:layer="layout" svg:width="16.799cm" svg:height="13.364cm" svg:x="2.1cm" svg:y="14.107cm" presentation:class="notes">
            <draw:text-box>
              <text:p><text:span text:style-name="T16">[//attach_disconnected]: tzn. Akceptovat vracene odpojene cesty(bez / na zacatku)</text:span></text:p>
              <text:p><text:span text:style-name="T16">[//disable]: # „disable znamena, ze je profil nebude nacten ani po rebootu“</text:span></text:p>
            </draw:text-box>
          </draw:frame>
        </presentation:notes>
      </draw:page>
      <draw:page draw:name="page16"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začít používat?</text:span></text:p>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Instalace na open(SUSE)</text:span></text:p>
          </draw:text-box>
        </draw:frame>
        <draw:frame presentation:style-name="pr8" draw:text-style-name="P6" draw:layer="layout" svg:width="25.199cm" svg:height="10.79cm" svg:x="1.4cm" svg:y="3.685cm" presentation:class="outline" presentation:user-transformed="true">
          <draw:text-box>
            <text:list text:style-name="L2">
              <text:list-item>
                <text:p>při standardní instalaci jsou AppArmor balíčky automaticky nainstalovány</text:p>
              </text:list-item>
              <text:list-item>
                <text:p>manuální instalace - <text:span text:style-name="T15">názvy balíčků </text:span></text:p>
                <text:p><text:span text:style-name="T21">libapparmor</text:span><text:span text:style-name="T21"><text:line-break/></text:span><text:span text:style-name="T21">apparmor-profiles</text:span><text:span text:style-name="T21"><text:line-break/></text:span><text:span text:style-name="T21">apparmor-utils</text:span><text:span text:style-name="T21"><text:line-break/></text:span><text:span text:style-name="T21">apparmor-parser</text:span><text:span text:style-name="T21"><text:line-break/></text:span><text:span text:style-name="T21">yast2-apparmor</text:span><text:span text:style-name="T21"><text:line-break/></text:span><text:span text:style-name="T21">apparmor-docs</text:span></text:p>
              </text:list-item>
            </text:list>
          </draw:text-box>
        </draw:frame>
        <draw:frame draw:style-name="gr11"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7" presentation:class="page"/>
          <draw:frame presentation:style-name="pr9" draw:text-style-name="P9" draw:layer="layout" svg:width="16.799cm" svg:height="13.364cm" svg:x="2.1cm" svg:y="14.107cm" presentation:class="notes">
            <draw:text-box>
              <text:p><text:span text:style-name="T16">[//ostdistros]: # "můžou se lišit včetně postupu instalace. DEBIAN vyzaduje upravit kernel cmdline“</text:span></text:p>
              <text:p><text:span text:style-name="T16">[//ostdistros]: # "vysvetlit balickyi - co v nich je"</text:span></text:p>
            </draw:text-box>
          </draw:frame>
        </presentation:notes>
      </draw:page>
      <draw:page draw:name="page1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ntrola, zda AppArmor běží</text:span></text:p>
          </draw:text-box>
        </draw:frame>
        <draw:frame presentation:style-name="pr8" draw:text-style-name="P6" draw:layer="layout" svg:width="25.199cm" svg:height="10.79cm" svg:x="1.4cm" svg:y="3.685cm" presentation:class="outline" presentation:user-transformed="true">
          <draw:text-box>
            <text:list text:style-name="L2">
              <text:list-item>
                <text:p>`systemctl status apparmor.service`</text:p>
              </text:list-item>
              <text:list-item>
                <text:p>`aa-status`</text:p>
              </text:list-item>
              <text:list-item>
                <text:p>`ps axuwZ | head`</text:p>
              </text:list-item>
            </text:list>
          </draw:text-box>
        </draw:frame>
        <draw:frame draw:style-name="gr1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ovládat?</text:span></text:p>
          </draw:text-box>
        </draw:frame>
        <presentation:notes draw:style-name="dp2">
          <draw:page-thumbnail draw:style-name="gr1" draw:layer="layout" svg:width="19.798cm" svg:height="11.136cm" svg:x="0.6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AppArmor ovládat?</text:span></text:p>
          </draw:text-box>
        </draw:frame>
        <draw:frame presentation:style-name="pr8" draw:text-style-name="P6" draw:layer="layout" svg:width="25.199cm" svg:height="10.79cm" svg:x="1.4cm" svg:y="3.685cm" presentation:class="outline" presentation:user-transformed="true">
          <draw:text-box>
            <text:list text:style-name="L2">
              <text:list-item>
                <text:p>`aa-status`</text:p>
              </text:list-item>
              <text:list-item>
                <text:p>`aa-complain`</text:p>
              </text:list-item>
              <text:list-item>
                <text:p>`aa-enforce`</text:p>
              </text:list-item>
              <text:list-item>
                <text:p>`aa-disable`</text:p>
              </text:list-item>
              <text:list-item>
                <text:p>`apparmor_parser`</text:p>
              </text:list-item>
              <text:list-item>
                <text:p>`aa-autodep`</text:p>
              </text:list-item>
              <text:list-item>
                <text:p>`aa-<text:span text:style-name="T22">logprof</text:span>`</text:p>
              </text:list-item>
            </text:list>
          </draw:text-box>
        </draw:frame>
        <draw:frame draw:style-name="gr1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0" presentation:class="page"/>
          <draw:frame presentation:style-name="pr9" draw:text-style-name="P9" draw:layer="layout" svg:width="16.799cm" svg:height="13.364cm" svg:x="2.1cm" svg:y="14.107cm" presentation:class="notes" presentation:user-transformed="true">
            <draw:text-box>
              <text:p/>
              <text:p/>
            </draw:text-box>
          </draw:frame>
          <draw:frame presentation:style-name="pr9" draw:text-style-name="P9" draw:layer="layout" svg:width="16.799cm" svg:height="13.364cm" svg:x="2.09cm" svg:y="14.107cm">
            <draw:text-box>
              <text:p><text:span text:style-name="T16">[//logprof]: # "updatovani profilu"</text:span></text:p>
            </draw:text-box>
          </draw:frame>
        </presentation:notes>
      </draw:page>
      <draw:page draw:name="page21"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Logování</text:p>
          </draw:text-box>
        </draw:frame>
        <presentation:notes draw:style-name="dp2">
          <draw:page-thumbnail draw:style-name="gr1" draw:layer="layout" svg:width="19.798cm" svg:height="11.136cm" svg:x="0.6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Logovaní</text:span></text:p>
          </draw:text-box>
        </draw:frame>
        <draw:frame presentation:style-name="pr8" draw:text-style-name="P6" draw:layer="layout" svg:width="25.199cm" svg:height="10.79cm" svg:x="1.4cm" svg:y="3.685cm" presentation:class="outline" presentation:user-transformed="true">
          <draw:text-box>
            <text:list text:style-name="L2">
              <text:list-item>
                <text:p>log operací se nachází ve <text:span text:style-name="T17">/var/log/audit/audit.log</text:span></text:p>
              </text:list-item>
              <text:list-item>
                <text:p><text:span text:style-name="T15">výchozí</text:span> logování <text:span text:style-name="T10">DENIED</text:span> operací</text:p>
              </text:list-item>
              <text:list-item>
                <text:p>logují se <text:span text:style-name="T15">typy</text:span></text:p>
                <text:list>
                  <text:list-item>
                    <text:p>DENIED</text:p>
                  </text:list-item>
                  <text:list-item>
                    <text:p>ALLOWED</text:p>
                  </text:list-item>
                  <text:list-item>
                    <text:p>STATUS</text:p>
                  </text:list-item>
                </text:list>
              </text:list-item>
              <text:list-item>
                <text:p>logují se operace</text:p>
                <text:list>
                  <text:list-item>
                    <text:p>mkdir</text:p>
                  </text:list-item>
                  <text:list-item>
                    <text:p>profile_load</text:p>
                  </text:list-item>
                  <text:list-item>
                    <text:p>profile_remove</text:p>
                  </text:list-item>
                  <text:list-item>
                    <text:p>profile_replace</text:p>
                  </text:list-item>
                </text:list>
              </text:list-item>
            </text:list>
          </draw:text-box>
        </draw:frame>
        <draw:frame draw:style-name="gr1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2"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vychozi]: # "při typu COMPLAIN se loguji DENIED, ale oznaceny jako ALLOWD</text:span></text:p>
              <text:p><text:span text:style-name="T16">lze explicitne do profilu pomoci funkce audit logovat i ALLOWED"</text:span></text:p>
              <text:p><text:span text:style-name="T16">[//typy]: # "nebo ERROR AUDIT"</text:span></text:p>
            </draw:text-box>
          </draw:frame>
        </presentation:notes>
      </draw:page>
      <draw:page draw:name="page23" draw:style-name="dp1" draw:master-page-name="Default_20_2" presentation:presentation-page-layout-name="AL2T1">
        <office:forms form:automatic-focus="false" form:apply-design-mode="false"/>
        <draw:frame presentation:style-name="pr4" draw:text-style-name="P3" draw:layer="layout" svg:width="20.296cm" svg:height="5.908cm" svg:x="1.4cm" svg:y="3.016cm" presentation:class="title" presentation:user-transformed="true">
          <draw:text-box>
            <text:p>Abstrakce a dynamické profily</text:p>
          </draw:text-box>
        </draw:frame>
        <presentation:notes draw:style-name="dp2">
          <draw:page-thumbnail draw:style-name="gr1" draw:layer="layout" svg:width="19.798cm" svg:height="11.136cm" svg:x="0.6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Abstrakce – základní informace</text:span></text:p>
          </draw:text-box>
        </draw:frame>
        <draw:frame presentation:style-name="pr8" draw:text-style-name="P12" draw:layer="layout" svg:width="25.199cm" svg:height="10.79cm" svg:x="1.4cm" svg:y="3.685cm" presentation:class="outline" presentation:user-transformed="true">
          <draw:text-box>
            <text:list text:style-name="L2">
              <text:list-item>
                <text:p text:style-name="P11"><text:span text:style-name="T19">jedná se o profily, které definují „</text:span><text:span text:style-name="T23">chování</text:span><text:span text:style-name="T19">“</text:span></text:p>
              </text:list-item>
              <text:list-item>
                <text:p text:style-name="P11"><text:span text:style-name="T19">umístění ve složce `/etc/apparmor.d/</text:span><text:span text:style-name="T20">abstractions</text:span><text:span text:style-name="T19">`</text:span></text:p>
              </text:list-item>
              <text:list-item>
                <text:p text:style-name="P11"><text:span text:style-name="T19">možné použít ke „</text:span><text:span text:style-name="T20">seskupení</text:span><text:span text:style-name="T19">“ profilů např.:</text:span></text:p>
                <text:p text:style-name="P11"><text:span text:style-name="T19">imaginarní profil `abstractions/profilx</text:span><text:span text:style-name="T24">`</text:span></text:p>
                <text:p text:style-name="P11"><text:span text:style-name="T25"><text:s text:c="2"/></text:span><text:span text:style-name="T25">#include &lt;abstractions/base&gt;</text:span></text:p>
                <text:p text:style-name="P11"><text:span text:style-name="T25"><text:s text:c="2"/></text:span><text:span text:style-name="T25">#include &lt;abstractions/consoles&gt;</text:span></text:p>
                <text:p text:style-name="P11"><text:span text:style-name="T25"><text:s text:c="2"/></text:span><text:span text:style-name="T25">#include &lt;abstractions/nameservice&gt;</text:span></text:p>
              </text:list-item>
            </text:list>
          </draw:text-box>
        </draw:frame>
        <draw:frame draw:style-name="gr15"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9" draw:text-style-name="P9" draw:layer="layout" svg:width="16.799cm" svg:height="13.364cm" svg:x="2.1cm" svg:y="14.107cm" presentation:class="notes">
            <draw:text-box>
              <text:p text:style-name="P13"><text:span text:style-name="T16"/></text:p>
              <text:p text:style-name="P13"><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 text:style-name="P13"><text:span text:style-name="T16">[//chovani]: <text:s/></text:span></text:p>
              <text:p text:style-name="P13"><text:span text:style-name="T16">„</text:span><text:span text:style-name="T16">co dana aplikace(skupina aplikaci) potrebuje – napr. neuvadeji se zde vetsinou prime cesty, ale např.:</text:span></text:p>
              <text:p text:style-name="P13"><text:span text:style-name="T16">- zastupné zobrazeni ${HOME}</text:span></text:p>
              <text:p text:style-name="P13"><text:span text:style-name="T16">- potrebuji pristup k vytvoreni socketu</text:span></text:p>
              <text:p text:style-name="P13"><text:span text:style-name="T16"/></text:p>
              <text:p text:style-name="P13"><text:span text:style-name="T16">[abstractions]:</text:span></text:p>
              <text:p text:style-name="P13"><text:span text:style-name="T16">- není mandatorni umisteni</text:span></text:p>
              <text:p text:style-name="P13"><text:span text:style-name="T16">- pristupuje se relativne k rootu profilu(vyse zminena cesta je koren)</text:span></text:p>
              <text:p text:style-name="P13"><text:span text:style-name="T16"/></text:p>
              <text:p text:style-name="P13"><text:span text:style-name="T16">[seskupeni]:</text:span></text:p>
              <text:p text:style-name="P13"><text:span text:style-name="T16">Timto definujeme, aby profilx uz obsahoval </text:span></text:p>
              <text:p text:style-name="P13"><text:span text:style-name="T16">- pristup k siti</text:span></text:p>
              <text:p text:style-name="P13"><text:span text:style-name="T16">- ke konzolim</text:span></text:p>
              <text:p text:style-name="P13"><text:span text:style-name="T16">- a prekladu jmen</text:span></text:p>
              <text:p text:style-name="P13"><text:span text:style-name="T16"/></text:p>
              <text:p text:style-name="P13"><text:span text:style-name="T16">Takze místo vkladani 3 #include od ted muzeme pouzit jen #include &lt;abstrations/profilx&gt;</text:span></text:p>
            </draw:text-box>
          </draw:frame>
        </presentation:notes>
      </draw:page>
      <draw:page draw:name="page25"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Dynamické profily - lokální</text:span></text:p>
          </draw:text-box>
        </draw:frame>
        <draw:frame presentation:style-name="pr8" draw:text-style-name="P12" draw:layer="layout" svg:width="25.199cm" svg:height="10.79cm" svg:x="1.4cm" svg:y="3.685cm" presentation:class="outline" presentation:user-transformed="true">
          <draw:text-box>
            <text:list text:style-name="L2">
              <text:list-item>
                <text:p>Lokální profily vs vytvoření ze šablony</text:p>
              </text:list-item>
              <text:list-item>
                <text:p><text:span text:style-name="T26">lokální</text:span> profil</text:p>
                <text:list>
                  <text:list-item>
                    <text:p>umožňuje definovat rozdílná práva(sub-profily)</text:p>
                  </text:list-item>
                  <text:list-item>
                    <text:p>vhodné např. pro <text:span text:style-name="T22">forknutí</text:span> potomka</text:p>
                    <text:p><text:span text:style-name="T27"><text:s text:c="2"/></text:span><text:span text:style-name="T27">/parent/profile {</text:span></text:p>
                    <text:p><text:span text:style-name="T27"><text:s text:c="5"/></text:span><text:span text:style-name="T27">..</text:span></text:p>
                    <text:p><text:span text:style-name="T27"><text:s text:c="5"/></text:span><text:span text:style-name="T27">profile local/profile {</text:span></text:p>
                  </text:list-item>
                  <text:list-item>
                    <text:p>slouží pro uvěznění procesů, které mohou mít rozdílné <text:span text:style-name="T22">parametry</text:span></text:p>
                  </text:list-item>
                </text:list>
              </text:list-item>
              <text:list-item>
                <text:p/>
              </text:list-item>
            </text:list>
          </draw:text-box>
        </draw:frame>
        <draw:frame draw:style-name="gr16"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9" draw:text-style-name="P9" draw:layer="layout" svg:width="16.799cm" svg:height="13.364cm" svg:x="2.1cm" svg:y="14.107cm" presentation:class="notes">
            <draw:text-box>
              <text:p text:style-name="P13"><text:span text:style-name="T16"/></text:p>
              <text:p text:style-name="P13"><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4.631cm" svg:x="2.09cm" svg:y="14.107cm">
            <draw:text-box>
              <text:p text:style-name="P13"><text:span text:style-name="T16">[forknuti]:</text:span></text:p>
              <text:p text:style-name="P13"><text:span text:style-name="T16">Nebo jineho procesu</text:span></text:p>
              <text:p text:style-name="P13"><text:span text:style-name="T16"/></text:p>
              <text:p text:style-name="P13"><text:span text:style-name="T16">priklad</text:span></text:p>
              <text:p text:style-name="P13"><text:span text:style-name="T16">- Aplikace A ma svůj apparmor profil /bin/aplikacea</text:span></text:p>
              <text:p text:style-name="P13"><text:span text:style-name="T16">- aplikuje se na ni profil </text:span></text:p>
              <text:p text:style-name="P13"><text:span text:style-name="T16">- v profilu jedale obsahuje </text:span></text:p>
              <text:p text:style-name="P13"><text:span text:style-name="T16">- lokalni profil je <text:s/>standardne definovan v tomtez profilu</text:span></text:p>
              <text:p text:style-name="P13"><text:span text:style-name="T16"/></text:p>
              <text:p text:style-name="P13"><text:span text:style-name="T16">[parametry]:</text:span></text:p>
              <text:p text:style-name="P13"><text:span text:style-name="T16">jako priklad si muzeme vzit libvirt</text:span></text:p>
              <text:p text:style-name="P13"><text:span text:style-name="T16">- spravuje virtualky pres qemu nebo kontejner pres lxc s jinymi capabilities</text:span></text:p>
              <text:p text:style-name="P13"><text:span text:style-name="T16">- uloziste dat muze byt rozdilne</text:span></text:p>
              <text:p text:style-name="P13"><text:span text:style-name="T16">Takze nez to mit povolene pro vsechny, tak se definuji specificke pozadavky zvlast</text:span></text:p>
              <text:p text:style-name="P13"><text:span text:style-name="T16"/></text:p>
              <text:p text:style-name="P13"><text:span text:style-name="T16"/></text:p>
              <text:p text:style-name="P13"><text:span text:style-name="T16"/></text:p>
              <text:p text:style-name="P13"><text:span text:style-name="T16"><text:s text:c="2"/></text:span></text:p>
              <text:p text:style-name="P13"><text:span text:style-name="T16"/></text:p>
            </draw:text-box>
          </draw:frame>
        </presentation:notes>
      </draw:page>
      <draw:page draw:name="page26"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Dynamické profily - šablony</text:span></text:p>
          </draw:text-box>
        </draw:frame>
        <draw:frame presentation:style-name="pr8" draw:text-style-name="P12" draw:layer="layout" svg:width="25.199cm" svg:height="10.79cm" svg:x="1.4cm" svg:y="3.685cm" presentation:class="outline" presentation:user-transformed="true">
          <draw:text-box>
            <text:list text:style-name="L2">
              <text:list-item>
                <text:p>spolupráce aplikace</text:p>
              </text:list-item>
              <text:list-item>
                <text:p>vytvoření/modifikace či odstranění dle potřeby</text:p>
              </text:list-item>
              <text:list-item>
                <text:p>povolí se nezbytně potřebné(šité na míru)</text:p>
              </text:list-item>
            </text:list>
          </draw:text-box>
        </draw:frame>
        <draw:frame draw:style-name="gr17"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9" draw:text-style-name="P9" draw:layer="layout" svg:width="16.799cm" svg:height="13.364cm" svg:x="2.1cm" svg:y="14.107cm" presentation:class="notes">
            <draw:text-box>
              <text:p text:style-name="P13"><text:span text:style-name="T16"/></text:p>
              <text:p text:style-name="P13"><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 text:style-name="P13"><text:span text:style-name="T16">Ano je to mozne, ale je potreba spoluprace aplikace</text:span></text:p>
              <text:p text:style-name="P13"><text:span text:style-name="T16"/></text:p>
              <text:p text:style-name="P13"><text:span text:style-name="T16">[spoluprace]:</text:span></text:p>
              <text:p text:style-name="P13"><text:span text:style-name="T16">Demonstrace na libvirtu(vm/containery)</text:span></text:p>
              <text:p text:style-name="P13"><text:span text:style-name="T16">- apparmor poskytuje definovany zaklad pro poustene vms/containery</text:span></text:p>
              <text:p text:style-name="P13"><text:span text:style-name="T16">- apparmor profily sam negeneruje, v pripade lilbvirtu je to virt-aa-helper, který dle potreby vytvori profil ze sablony „TEMPLATE-{qemu,lxc}</text:span></text:p>
              <text:p text:style-name="P13"><text:span text:style-name="T16">- libvirt dal operuje pod svým libvirt profilem, ale forknuty vm uz pod svým „s UUID“</text:span></text:p>
              <text:p text:style-name="P13"><text:span text:style-name="T16">- po vypnuti vm dojde k odnacteni <text:s/>profilu z kernelu</text:span></text:p>
              <text:p text:style-name="P13"><text:span text:style-name="T16"/></text:p>
              <text:p text:style-name="P13"><text:span text:style-name="T16"/></text:p>
              <text:p text:style-name="P13"><text:span text:style-name="T16"><text:s text:c="2"/></text:span></text:p>
              <text:p text:style-name="P13"><text:span text:style-name="T16"/></text:p>
            </draw:text-box>
          </draw:frame>
        </presentation:notes>
      </draw:page>
      <draw:page draw:name="page27"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AppArmor a Kontejnery</text:p>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AA a kontejnery</text:p>
          </draw:text-box>
        </draw:frame>
        <draw:frame presentation:style-name="pr8" draw:text-style-name="P6" draw:layer="layout" svg:width="25.199cm" svg:height="10.79cm" svg:x="1.4cm" svg:y="3.685cm" presentation:class="outline" presentation:user-transformed="true">
          <draw:text-box>
            <text:list text:style-name="L2">
              <text:list-item>
                <text:p>kontejnery stejně jako VM mohou běžet ve svázaném režimu</text:p>
              </text:list-item>
            </text:list>
          </draw:text-box>
        </draw:frame>
        <draw:frame draw:style-name="gr18"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9" draw:text-style-name="P9" draw:layer="layout" svg:width="16.799cm" svg:height="13.364cm" svg:x="2.1cm" svg:y="14.107cm" presentation:class="notes">
            <draw:text-box>
              <text:p text:style-name="P13"><text:span text:style-name="T16">[//conedela1]: # "není všespásný, obsahuje bugy"</text:span></text:p>
              <text:p text:style-name="P13"><text:span text:style-name="T16">[//nevyhody]: # "mozna v nekterých distribucích je, alt. yast"</text:span></text:p>
              <text:p text:style-name="P13"><text:span text:style-name="T16"/></text:p>
            </draw:text-box>
          </draw:frame>
        </presentation:notes>
      </draw:page>
      <draw:page draw:name="page29" draw:style-name="dp1"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Co AppArmor nedělá a jaké jsou nevýhody?</text:p>
          </draw:text-box>
        </draw:frame>
        <draw:frame presentation:style-name="pr8" draw:text-style-name="P6" draw:layer="layout" svg:width="25.199cm" svg:height="10.79cm" svg:x="1.4cm" svg:y="3.685cm" presentation:class="outline" presentation:user-transformed="true">
          <draw:text-box>
            <text:list text:style-name="L2">
              <text:list-item>
                <text:p>nevyvenčí za Vás psa :)</text:p>
              </text:list-item>
              <text:list-item>
                <text:p><text:span text:style-name="T28">nejedná se o </text:span><text:span text:style-name="T28">100% ochranu </text:span><text:span text:style-name="T28">proti všem </text:span><text:span text:style-name="T28">útokům</text:span></text:p>
              </text:list-item>
              <text:list-item>
                <text:p>není možné naráz používat AppArmor a SELinux nebo jinou alternativu</text:p>
              </text:list-item>
              <text:list-item>
                <text:p>konverze mezi AppArmor profily a SELinux politikami aktuálně není možná</text:p>
                <text:p/>
              </text:list-item>
              <text:list-item>
                <text:p>absence kvalitního <text:span text:style-name="T15">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19"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9" draw:text-style-name="P9" draw:layer="layout" svg:width="16.799cm" svg:height="13.364cm" svg:x="2.1cm" svg:y="14.107cm" presentation:class="notes">
            <draw:text-box>
              <text:p text:style-name="P13"><text:span text:style-name="T16">[//conedela1]: # "není všespásný, obsahuje bugy"</text:span></text:p>
              <text:p text:style-name="P13"><text:span text:style-name="T16">[//nevyhody]: # "mozna v nekterých distribucích je, alt. yast"</text:span></text:p>
              <text:p text:style-name="P13"><text:span text:style-name="T16"/></text:p>
            </draw:text-box>
          </draw:frame>
        </presentation:notes>
      </draw:page>
      <draw:page draw:name="page30"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oubor(profil) AppArmor politiky <text:line-break/>i abstrakce</text:p>
          </draw:text-box>
        </draw:frame>
        <presentation:notes draw:style-name="dp2">
          <draw:page-thumbnail draw:style-name="gr1" draw:layer="layout" svg:width="19.798cm" svg:height="11.136cm" svg:x="0.6cm" svg:y="2.257cm" draw:page-number="30" presentation:class="page"/>
          <draw:frame presentation:style-name="pr6" draw:text-style-name="P9"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Bonus: soubor(profil) AppArmor politiky</text:p>
          </draw:text-box>
        </draw:frame>
        <draw:frame presentation:style-name="pr8" draw:text-style-name="P6" draw:layer="layout" svg:width="25.199cm" svg:height="10.79cm" svg:x="1.4cm" svg:y="3.685cm" presentation:class="outline" presentation:user-transformed="true">
          <draw:text-box>
            <text:list text:style-name="L2">
              <text:list-item>
                <text:p>konvence pojmenování profilu, avšak nemusí být vždy dodržována</text:p>
                <text:p><text:s/>`usr.bin.firefox` interpretuje <text:span text:style-name="T15">profil</text:span> /usr/bin/firefox</text:p>
              </text:list-item>
              <text:list-item>
                <text:p>příklad souboru politiky</text:p>
                <text:p>`</text:p>
                <text:p><text:s text:c="4"/>/tmp/ls flags=(complain) {</text:p>
                <text:p><text:s text:c="5"/># executable needs 'r' and mmap PROT_EXEC 'm'</text:p>
                <text:p><text:s text:c="5"/>/tmp/ls rm,</text:p>
                <text:p><text:s text:c="5"/>/lib/ld-2.5.so rmix,</text:p>
                <text:p><text:s text:c="5"/>/etc/ld.so.cache rm,</text:p>
                <text:p><text:s text:c="5"/>/lib/lib*.so* rm,</text:p>
                <text:p><text:s text:c="5"/>/dev/pts/* <text:s text:c="3"/>w,</text:p>
                <text:p><text:s text:c="5"/>/proc/meminfo r,</text:p>
                <text:p><text:s text:c="5"/>/var/run/nscd/socket w,</text:p>
                <text:p><text:s text:c="5"/>/var/run/nscd/passwd r,</text:p>
                <text:p><text:s text:c="5"/>/var/run/nscd/group <text:s/>r,</text:p>
                <text:p><text:s text:c="5"/>/tmp/ r,</text:p>
                <text:p><text:s text:c="4"/>}</text:p>
                <text:p>`</text:p>
              </text:list-item>
            </text:list>
          </draw:text-box>
        </draw:frame>
        <draw:frame draw:style-name="gr20"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1" presentation:class="page"/>
          <draw:frame presentation:style-name="pr11" draw:text-style-name="P9" draw:layer="layout" svg:width="16.799cm" svg:height="14.954cm" svg:x="2.1cm" svg:y="14.107cm" presentation:class="notes" presentation:user-transformed="true">
            <draw:text-box>
              <text:p><text:span text:style-name="T16">[//profil]: # "profil by mel odrazet to pro co byl napsan"</text:span></text:p>
              <text:p><text:span text:style-name="T16">[//kod]: # "</text:span></text:p>
              <text:p><text:span text:style-name="T16"><text:s text:c="4"/></text:span><text:span text:style-name="T16">čtení: r</text:span></text:p>
              <text:p><text:span text:style-name="T16"><text:s text:c="4"/></text:span><text:span text:style-name="T16">zápis: w</text:span></text:p>
              <text:p><text:span text:style-name="T16"><text:s text:c="4"/></text:span><text:span text:style-name="T16">připojení dat: a</text:span></text:p>
              <text:p><text:span text:style-name="T16"><text:s text:c="4"/></text:span><text:span text:style-name="T16">zamknutí souboru: k</text:span></text:p>
              <text:p><text:span text:style-name="T16"><text:s text:c="4"/></text:span><text:span text:style-name="T16">spuštění programu v případě, že má aktivní profil: px</text:span></text:p>
              <text:p><text:span text:style-name="T16"><text:s text:c="4"/></text:span><text:span text:style-name="T16">stejné jako u px, jen nepředává systémové proměnné: Px</text:span></text:p>
              <text:p><text:span text:style-name="T16"><text:s text:c="4"/></text:span><text:span text:style-name="T16">bezpodmínečné spuštění programu: ux</text:span></text:p>
              <text:p><text:span text:style-name="T16"><text:s text:c="4"/></text:span><text:span text:style-name="T16">stejné jako u ux, jen nepředává systémové proměnné: Ux</text:span></text:p>
              <text:p><text:span text:style-name="T16"><text:s text:c="4"/></text:span><text:span text:style-name="T16">spuštění programu ve stejném prostředí a se stejnými omezeními jaké má původní program: ix</text:span></text:p>
              <text:p><text:span text:style-name="T16"><text:s text:c="4"/></text:span><text:span text:style-name="T16">vytváření pevných odkazů: I</text:span></text:p>
              <text:p><text:span text:style-name="T16"><text:s text:c="4"/></text:span><text:span text:style-name="T16">umožňuje mapovat spustitelná data do paměti: m</text:span></text:p>
              <text:p><text:span text:style-name="T16">"</text:span></text:p>
              <text:p><text:span text:style-name="T16"/></text:p>
            </draw:text-box>
          </draw:frame>
        </presentation:notes>
      </draw:page>
      <draw:page draw:name="page32" draw:style-name="dp1" draw:master-page-name="Default_20_1" presentation:presentation-page-layout-name="AL2T1">
        <office:forms form:automatic-focus="false" form:apply-design-mode="false"/>
        <draw:frame presentation:style-name="pr7" draw:text-style-name="P5" draw:layer="layout" svg:width="25.199cm" svg:height="2.795cm" svg:x="1.4cm" svg:y="0.545cm" presentation:class="title" presentation:user-transformed="true">
          <draw:text-box>
            <text:p><text:span text:style-name="T3">Bonus: Příklad užití abstrakce AppArmor politiky</text:span></text:p>
          </draw:text-box>
        </draw:frame>
        <draw:frame presentation:style-name="pr8" draw:text-style-name="P6" draw:layer="layout" svg:width="25.199cm" svg:height="10.79cm" svg:x="1.4cm" svg:y="3.685cm" presentation:class="outline" presentation:user-transformed="true">
          <draw:text-box>
            <text:list text:style-name="L2">
              <text:list-header>
                <text:p>#include &lt;tunables/global&gt;</text:p>
                <text:p>/{usr/,}bin/ping {</text:p>
                <text:p><text:span text:style-name="T28"><text:s text:c="2"/></text:span><text:span text:style-name="T28">#include &lt;abstractions/base&gt;</text:span></text:p>
                <text:p><text:span text:style-name="T28"><text:s text:c="2"/></text:span><text:span text:style-name="T28">#include &lt;abstractions/consoles&gt;</text:span></text:p>
                <text:p><text:span text:style-name="T28"><text:s text:c="2"/></text:span><text:span text:style-name="T28">#include &lt;abstractions/nameservice&gt;</text:span></text:p>
                <text:p><text:s text:c="2"/>capability net_raw,</text:p>
                <text:p><text:s text:c="2"/>capability setuid,</text:p>
                <text:p><text:s text:c="2"/>network inet raw,</text:p>
                <text:p><text:s text:c="2"/>network inet6 raw,</text:p>
                <text:p><text:s text:c="2"/>/{,usr/}bin/ping mixr,</text:p>
                <text:p><text:s text:c="2"/>/etc/modules.conf r,</text:p>
                <text:p><text:s text:c="2"/># Site-specific additions and overrides. See local/README for details.</text:p>
                <text:p><text:s text:c="2"/>#include &lt;local/bin.ping&gt;</text:p>
                <text:p/>
              </text:list-header>
            </text:list>
          </draw:text-box>
        </draw:frame>
        <draw:frame draw:style-name="gr21"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9" draw:text-style-name="P9" draw:layer="layout" svg:width="16.799cm" svg:height="13.364cm" svg:x="2.1cm" svg:y="14.107cm" presentation:class="notes">
            <draw:text-box>
              <text:p text:style-name="P13"><text:span text:style-name="T16"/></text:p>
              <text:p text:style-name="P13"><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 text:style-name="P13"><text:span text:style-name="T16">[//chovani]: <text:s/></text:span></text:p>
              <text:p text:style-name="P13"><text:span text:style-name="T16">„</text:span><text:span text:style-name="T16">co dana aplikace(skupina aplikaci) potrebuje – napr. neuvadeji se zde vetsinou prime cesty, ale např.:</text:span></text:p>
              <text:p text:style-name="P13"><text:span text:style-name="T16">- zastupné zobrazeni ${HOME}</text:span></text:p>
              <text:p text:style-name="P13"><text:span text:style-name="T16">- potrebuji pristup k vytvoreni socketu</text:span></text:p>
              <text:p text:style-name="P13"><text:span text:style-name="T16"/></text:p>
              <text:p text:style-name="P13"><text:span text:style-name="T16">[abstractions]:</text:span></text:p>
              <text:p text:style-name="P13"><text:span text:style-name="T16">- není mandatorni umisteni</text:span></text:p>
              <text:p text:style-name="P13"><text:span text:style-name="T16">- pristupuje se relativne k rootu profilu(vyse zminena cesta je koren)</text:span></text:p>
            </draw:text-box>
          </draw:frame>
        </presentation:notes>
      </draw:page>
      <draw:page draw:name="page33"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politikami(ukázka)</text:p>
          </draw:text-box>
        </draw:frame>
        <presentation:notes draw:style-name="dp2">
          <draw:page-thumbnail draw:style-name="gr1" draw:layer="layout" svg:width="19.798cm" svg:height="11.136cm" svg:x="0.6cm" svg:y="2.257cm" draw:page-number="33" presentation:class="page"/>
          <draw:frame presentation:style-name="pr6" draw:text-style-name="P9"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práce s politikami(ukázka)</text:p>
          </draw:text-box>
        </draw:frame>
        <draw:frame presentation:style-name="pr8" draw:text-style-name="P6" draw:layer="layout" svg:width="25.199cm" svg:height="10.79cm" svg:x="1.4cm" svg:y="3.685cm" presentation:class="outline" presentation:user-transformed="true">
          <draw:text-box>
            <text:list text:style-name="L2">
              <text:list-item>
                <text:p>přepnout profil(proces) do módu <text:span text:style-name="T17">complain</text:span></text:p>
              </text:list-item>
              <text:list-item>
                <text:p>přepnout profil(proces) do módu <text:span text:style-name="T17">enforce</text:span></text:p>
              </text:list-item>
              <text:list-item>
                <text:p>zakázat profil(procesu) - aplikace je nespoutaná</text:p>
                <text:p/>
              </text:list-item>
            </text:list>
          </draw:text-box>
        </draw:frame>
        <draw:frame draw:style-name="gr2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4" presentation:class="page"/>
          <draw:frame presentation:style-name="pr9" draw:text-style-name="P9" draw:layer="layout" svg:width="16.799cm" svg:height="13.364cm" svg:x="2.1cm" svg:y="14.107cm" presentation:class="notes" presentation:placeholder="true">
            <draw:text-box/>
          </draw:frame>
        </presentation:notes>
      </draw:page>
      <draw:page draw:name="page3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nadné vytvoření profilu</text:p>
          </draw:text-box>
        </draw:frame>
        <presentation:notes draw:style-name="dp2">
          <draw:page-thumbnail draw:style-name="gr1" draw:layer="layout" svg:width="19.798cm" svg:height="11.136cm" svg:x="0.6cm" svg:y="2.257cm" draw:page-number="35" presentation:class="page"/>
          <draw:frame presentation:style-name="pr6" draw:text-style-name="P9"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snadné vytvoření profilu</text:p>
          </draw:text-box>
        </draw:frame>
        <draw:frame presentation:style-name="pr8" draw:text-style-name="P6" draw:layer="layout" svg:width="12.643cm" svg:height="10.79cm" svg:x="1.4cm" svg:y="3.685cm" presentation:class="outline" presentation:user-transformed="true">
          <draw:text-box>
            <text:list text:style-name="L2">
              <text:list-item>
                <text:p>Vytvořím si program test_bash.sh</text:p>
                <text:p>`</text:p>
                <text:p>#!/bin/bash</text:p>
                <text:p>echo "Toto je testovací prográmek apparmoru."</text:p>
                <text:p>echo "Nacházím se v adresaři: "</text:p>
                <text:p>pwd</text:p>
                <text:p>echo "A jsou zde soubory: "</text:p>
                <text:p>ls -l `pwd`</text:p>
                <text:p>echo "Zmenim si práva: "</text:p>
                <text:p>chmod u+x /root/test_bash.sh</text:p>
                <text:p>echo "A toto se nachazi v /etc: "</text:p>
                <text:p>ls -l /etc/ | head -4</text:p>
                <text:p>`</text:p>
                <text:p/>
              </text:list-item>
            </text:list>
          </draw:text-box>
        </draw:frame>
        <draw:frame draw:style-name="gr23" draw:text-style-name="P7" draw:layer="layout" svg:width="25.199cm" svg:height="2.629cm" svg:x="1.401cm" svg:y="0.629cm">
          <draw:text-box>
            <text:p/>
          </draw:text-box>
        </draw:frame>
        <draw:frame presentation:style-name="pr8" draw:text-style-name="P6" draw:layer="layout" svg:width="12.643cm" svg:height="10.79cm" svg:x="14.223cm" svg:y="3.685cm" presentation:class="outline" presentation:user-transformed="true">
          <draw:text-box>
            <text:list text:style-name="L2">
              <text:list-item>
                <text:p>pustím `aa-autodep /root/test_bash.sh`</text:p>
              </text:list-item>
              <text:list-item>
                <text:p>zkontroluji profil `vim /etc/apparmor.d/root.test_bash.sh`</text:p>
              </text:list-item>
              <text:list-item>
                <text:p>pustim aplikaci s profilem v módu "complain"</text:p>
              </text:list-item>
              <text:list-item>
                <text:p>zkontroluji log, zda-li tam není něco podezřelého a případně <text:span text:style-name="T15">přidám</text:span> do profilu</text:p>
              </text:list-item>
              <text:list-item>
                <text:p>prepnu do <text:span text:style-name="T17">enforce</text:span> `aa-enforce root.test_bash.sh`</text:p>
              </text:list-item>
            </text:list>
          </draw:text-box>
        </draw:frame>
        <presentation:notes draw:style-name="dp2">
          <draw:page-thumbnail draw:style-name="gr1" draw:layer="layout" svg:width="19.798cm" svg:height="11.136cm" svg:x="0.6cm" svg:y="2.257cm" draw:page-number="36" presentation:class="page"/>
          <draw:frame presentation:style-name="pr9" draw:text-style-name="P9" draw:layer="layout" svg:width="16.799cm" svg:height="13.364cm" svg:x="2.1cm" svg:y="14.107cm" presentation:class="notes" presentation:user-transformed="true">
            <draw:text-box>
              <text:p>[[//update]]: # "aa-logprof skenuje logy a navrhuje zmeny profilu"</text:p>
              <text:p/>
              <text:p/>
              <text:p/>
            </draw:text-box>
          </draw:frame>
          <draw:frame draw:style-name="gr9" draw:text-style-name="P10" draw:layer="layout" svg:width="16.799cm" svg:height="13.364cm" svg:x="2.101cm" svg:y="14.107cm">
            <draw:text-box>
              <text:p/>
            </draw:text-box>
          </draw:frame>
        </presentation:notes>
      </draw:page>
      <draw:page draw:name="page37"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Otázka pro bystré posluchače <text:span text:style-name="T29"><text:s text:c="3"/></text:span><text:span text:style-name="T29"><text:line-break/></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o_ |o, _o/</text:span> </text:p>
          </draw:text-box>
        </draw:frame>
        <presentation:notes draw:style-name="dp2">
          <draw:page-thumbnail draw:style-name="gr1" draw:layer="layout" svg:width="19.798cm" svg:height="11.136cm" svg:x="0.6cm" svg:y="2.257cm" draw:page-number="37" presentation:class="page"/>
          <draw:frame presentation:style-name="pr6" draw:text-style-name="P9"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Otázka pro bystré posluchače</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22">mám bashový skript(#!/bin/bash) </text:span></text:p>
              </text:list-item>
              <text:list-item>
                <text:p>skript má AppArmor profil</text:p>
              </text:list-item>
              <text:list-item>
                <text:p>Profil zakazuje použití <text:span text:style-name="T30">/bin/</text:span>bash</text:p>
              </text:list-item>
              <text:list-item>
                <text:p>při puštění `./bashovy_skript.sh` je přístup k bashi <text:span text:style-name="T31">správně zakázán</text:span></text:p>
              </text:list-item>
              <text:list-item>
                <text:p>Ale při `<text:span text:style-name="T30">bash bashovy_skript.sh` se vykoná jako by </text:span><text:span text:style-name="T30">se nechumelilo :‘(</text:span></text:p>
              </text:list-item>
            </text:list>
          </draw:text-box>
        </draw:frame>
        <draw:frame draw:style-name="gr2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8" presentation:class="page"/>
          <draw:frame presentation:style-name="pr9" draw:text-style-name="P9" draw:layer="layout" svg:width="16.799cm" svg:height="13.364cm" svg:x="2.1cm" svg:y="14.107cm" presentation:class="notes">
            <draw:text-box>
              <text:p><text:span text:style-name="T16">[bashový skript]:</text:span></text:p>
              <text:p><text:span text:style-name="T16"><text:s/></text:span><text:span text:style-name="T16">má uvedeno #!/bin/bash v hlavičce</text:span></text:p>
              <text:p><text:span text:style-name="T16"/></text:p>
              <text:p><text:span text:style-name="T16">UKÁZKA na souboru</text:span></text:p>
              <text:p><text:span text:style-name="T16"/></text:p>
              <text:p><text:span text:style-name="T16">UPRAV SOUBOR!!! Je potřeba zakázat /bin/bash</text:span></text:p>
              <text:p><text:span text:style-name="T16"/></text:p>
              <text:p><text:span text:style-name="T16">Nápověda: </text:span></text:p>
              <text:p><text:span text:style-name="T16">AppArmor profil se aplikuje na spousteny proces</text:span></text:p>
              <text:p><text:span text:style-name="T16"/></text:p>
              <text:p><text:span text:style-name="T16">Odpověd: </text:span></text:p>
              <text:p><text:span text:style-name="T16"/></text:p>
              <text:p><text:span text:style-name="T16">- protože v prvnim pripade se pousti primo soubor </text:span></text:p>
              <text:p><text:span text:style-name="T16"/></text:p>
              <text:p><text:span text:style-name="T16">- a ve druhém případě je soubor pouhy parametr</text:span></text:p>
            </draw:text-box>
          </draw:frame>
        </presentation:notes>
      </draw:page>
      <draw:page draw:name="page3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ukázka lokálních změn</text:p>
          </draw:text-box>
        </draw:frame>
        <presentation:notes draw:style-name="dp2">
          <office:forms form:automatic-focus="false" form:apply-design-mode="false"/>
          <draw:page-thumbnail draw:style-name="gr1" draw:layer="layout" svg:width="19.798cm" svg:height="11.136cm" svg:x="0.6cm" svg:y="2.257cm" draw:page-number="39" presentation:class="page"/>
          <draw:frame presentation:style-name="pr6" draw:text-style-name="P9"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ukázka lokálních změ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26">obětní beránek `/usr/bin/ping` </text:span></text:p>
              </text:list-item>
              <text:list-item>
                <text:p>skript má AppArmor profil</text:p>
              </text:list-item>
              <text:list-item>
                <text:p>soubor profilu je z balíčku, chce drobnou úpravu či chceme něco vyzkoušet</text:p>
              </text:list-item>
              <text:list-item>
                <text:p>soubor změn je v `local/bin.ping`</text:p>
                <text:p><text:span text:style-name="T30"/></text:p>
              </text:list-item>
            </text:list>
          </draw:text-box>
        </draw:frame>
        <draw:frame draw:style-name="gr25"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0" presentation:class="page"/>
          <draw:frame presentation:style-name="pr9" draw:text-style-name="P9" draw:layer="layout" svg:width="16.799cm" svg:height="13.364cm" svg:x="2.1cm" svg:y="14.107cm" presentation:class="notes">
            <draw:text-box>
              <text:p text:style-name="P13"><text:span text:style-name="T16">//bashový skript má uvedeno #!/bin/bash v hlavičce</text:span></text:p>
              <text:p text:style-name="P13"><text:span text:style-name="T16"/></text:p>
              <text:p text:style-name="P13"><text:span text:style-name="T16">UKÁZKA na souboru</text:span></text:p>
              <text:p text:style-name="P13"><text:span text:style-name="T16"/></text:p>
              <text:p text:style-name="P13"><text:span text:style-name="T16">Nápověda: </text:span></text:p>
              <text:p text:style-name="P13"><text:span text:style-name="T16">AppArmor profil se aplikuje na spousteny proces</text:span></text:p>
              <text:p text:style-name="P13"><text:span text:style-name="T16"/></text:p>
              <text:p text:style-name="P13"><text:span text:style-name="T16">Odpověd: </text:span></text:p>
              <text:p text:style-name="P13"><text:span text:style-name="T16"/></text:p>
              <text:p text:style-name="P13"><text:span text:style-name="T16">protože v prvnim pripade se pousti primo soubor </text:span></text:p>
              <text:p text:style-name="P13"><text:span text:style-name="T16"/></text:p>
              <text:p text:style-name="P13"><text:span text:style-name="T16">a ve druhém případě je soubor pouhy parametr</text:span></text:p>
            </draw:text-box>
          </draw:frame>
        </presentation:notes>
      </draw:page>
      <draw:page draw:name="page4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12" draw:text-style-name="P3" draw:layer="layout" svg:width="19.211cm" svg:height="10.003cm" svg:x="1.4cm" svg:y="3.168cm" presentation:class="title" presentation:user-transformed="true">
          <draw:text-box>
            <text:p><text:span text:style-name="T4"><text:line-break/></text:span><text:span text:style-name="T32">Otázky?</text:span><text:span text:style-name="T4"><text:line-break/></text:span><text:span text:style-name="T4"><text:line-break/></text:span><text:span text:style-name="T4">Zdroje:</text:span><text:span text:style-name="T4"><text:line-break/></text:span><text:span text:style-name="T33">https://www.suse.com/documentation/sles-12/book_security/data/part_apparmor.html</text:span><text:span text:style-name="T4"><text:line-break/></text:span><text:span text:style-name="T34">http://wiki.ubuntu.cz/bezpe%C4%8Dnost/apparmor?redirect=1</text:span><text:span text:style-name="T4"> </text:span><text:span text:style-name="T4"><text:line-break/></text:span><text:span text:style-name="T34">https://cs.wikipedia.org/wiki/AppArmor</text:span><text:span text:style-name="T34"><text:line-break/></text:span><text:span text:style-name="T34">https://en.wikipedia.org/wiki/AppArmor</text:span><text:span text:style-name="T34"><text:line-break/></text:span><text:span text:style-name="T34">http://wiki.apparmor.net/index.php/Main_Page</text:span><text:span text:style-name="T34"><text:line-break/></text:span><text:span text:style-name="T34">https://en.opensuse.org/SDB:AppArmor</text:span><text:span text:style-name="T34"><text:line-break/></text:span><text:span text:style-name="T34"/></text:p>
          </draw:text-box>
        </draw:frame>
        <presentation:notes draw:style-name="dp2">
          <draw:page-thumbnail draw:style-name="gr1" draw:layer="layout" svg:width="14.848cm" svg:height="11.136cm" svg:x="3.075cm" svg:y="2.257cm" draw:page-number="41" presentation:class="page"/>
          <draw:frame presentation:style-name="pr3" draw:text-style-name="P4" draw:layer="layout" svg:width="16.799cm" svg:height="13.364cm" svg:x="2.1cm" svg:y="14.107cm" presentation:class="notes" presentation:placeholder="true">
            <draw:text-box/>
          </draw:frame>
        </presentation:notes>
      </draw:page>
      <draw:page draw:name="page42" draw:style-name="dp1" draw:master-page-name="Default_20_3" presentation:presentation-page-layout-name="AL2T1">
        <office:forms form:automatic-focus="false" form:apply-design-mode="false"/>
        <draw:frame presentation:style-name="pr13" draw:text-style-name="P3" draw:layer="layout" svg:width="11.447cm" svg:height="7.512cm" svg:x="-0.883cm" svg:y="3.658cm" presentation:class="title" presentation:user-transformed="true">
          <draw:text-box>
            <text:p><text:span text:style-name="T3">Děkuji za pozornost</text:span><text:span text:style-name="T3"><text:line-break/></text:span><text:span text:style-name="T4"> </text:span></text:p>
          </draw:text-box>
        </draw:frame>
        <draw:frame presentation:style-name="pr14" draw:text-style-name="P15" draw:layer="layout" svg:width="7.216cm" svg:height="3.964cm" svg:x="20.087cm" svg:y="5.042cm">
          <draw:text-box>
            <text:p text:style-name="P14"><text:span text:style-name="T35">Zdeněk Kubala</text:span></text:p>
            <text:p text:style-name="P14"><text:span text:style-name="T36">Senior QA Engineer</text:span></text:p>
            <text:p text:style-name="P14"><text:span text:style-name="T36"><text:a xlink:href="mailto:zkubala@suse.com" xlink:type="simple">zkubala@suse.com</text:a></text:span></text:p>
            <text:p text:style-name="P14"><text:span text:style-name="T36"><text:s/></text:span><text:span text:style-name="T36">@n1djz88</text:span></text:p>
          </draw:text-box>
        </draw:frame>
        <presentation:notes draw:style-name="dp2">
          <draw:page-thumbnail draw:style-name="gr1" draw:layer="layout" svg:width="19.798cm" svg:height="11.136cm" svg:x="0.6cm" svg:y="2.257cm" draw:page-number="42" presentation:class="page"/>
          <draw:frame presentation:style-name="pr15" draw:text-style-name="P4" draw:layer="layout" svg:width="16.799cm" svg:height="13.364cm" svg:x="2.1cm" svg:y="14.107cm" presentation:class="notes" presentation:placeholder="true">
            <draw:text-box/>
          </draw:frame>
        </presentation:notes>
      </draw:page>
      <draw:page draw:name="page43"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43" presentation:class="page"/>
          <draw:frame presentation:style-name="pr1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1-02T22:47:00.627417982</dc:date>
    <meta:editing-duration>P5DT9H46M14S</meta:editing-duration>
    <meta:editing-cycles>115</meta:editing-cycles>
    <meta:generator>LibreOffice/5.4.2.2.0$Linux_X86_64 LibreOffice_project/40m0$Build-2</meta:generator>
    <meta:document-statistic meta:object-count="273"/>
  </office:meta>
</office:document-meta>
</file>